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グラフ 1" svg:x="1.72403in" svg:y="39.81097in" svg:width="6.29806in" svg:height="3.54486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グラフ 2" svg:x="7.67083in" svg:y="39.12875in" svg:width="6.29875in" svg:height="3.54292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float" office:value="184.4" table:style-name="ce1">
            <text:p>184.4</text:p>
          </table:table-cell>
          <table:table-cell table:number-columns-repeated="16383"/>
        </table:table-row>
        <table:table-row table:style-name="ro1">
          <table:table-cell office:value-type="float" office:value="198.44" table:style-name="ce1">
            <text:p>198.44</text:p>
          </table:table-cell>
          <table:table-cell table:number-columns-repeated="16383"/>
        </table:table-row>
        <table:table-row table:style-name="ro1">
          <table:table-cell office:value-type="float" office:value="246.64400000000001" table:style-name="ce1">
            <text:p>246.644</text:p>
          </table:table-cell>
          <table:table-cell table:number-columns-repeated="16383"/>
        </table:table-row>
        <table:table-row table:style-name="ro1">
          <table:table-cell office:value-type="float" office:value="256.14440000000002" table:style-name="ce1">
            <text:p>256.1444</text:p>
          </table:table-cell>
          <table:table-cell table:number-columns-repeated="16383"/>
        </table:table-row>
        <table:table-row table:style-name="ro1">
          <table:table-cell office:value-type="float" office:value="257.56243999999998" table:style-name="ce1">
            <text:p>257.56244</text:p>
          </table:table-cell>
          <table:table-cell table:number-columns-repeated="16383"/>
        </table:table-row>
        <table:table-row table:style-name="ro1">
          <table:table-cell office:value-type="float" office:value="243.71104399999999" table:style-name="ce1">
            <text:p>243.711044</text:p>
          </table:table-cell>
          <table:table-cell table:number-columns-repeated="16383"/>
        </table:table-row>
        <table:table-row table:style-name="ro1">
          <table:table-cell office:value-type="float" office:value="225.48258440000001" table:style-name="ce1">
            <text:p>225.4825844</text:p>
          </table:table-cell>
          <table:table-cell table:number-columns-repeated="16383"/>
        </table:table-row>
        <table:table-row table:style-name="ro1">
          <table:table-cell office:value-type="float" office:value="206.39100644000001" table:style-name="ce1">
            <text:p>206.3910064</text:p>
          </table:table-cell>
          <table:table-cell table:number-columns-repeated="5"/>
          <table:table-cell table:style-name="ce1">
            <draw:frame draw:z-index="3" draw:id="id2" draw:style-name="a2" draw:name="グラフ 3" svg:x="0.50521in" svg:y="0.0729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91.368535444" table:style-name="ce1">
            <text:p>191.3685354</text:p>
          </table:table-cell>
          <table:table-cell table:number-columns-repeated="16383"/>
        </table:table-row>
        <table:table-row table:style-name="ro1">
          <table:table-cell office:value-type="float" office:value="182.2215130244" table:style-name="ce1">
            <text:p>182.221513</text:p>
          </table:table-cell>
          <table:table-cell table:number-columns-repeated="16383"/>
        </table:table-row>
        <table:table-row table:style-name="ro1">
          <table:table-cell office:value-type="float" office:value="179.38950885044" table:style-name="ce1">
            <text:p>179.3895089</text:p>
          </table:table-cell>
          <table:table-cell table:number-columns-repeated="16383"/>
        </table:table-row>
        <table:table-row table:style-name="ro1">
          <table:table-cell office:value-type="float" office:value="181.69574779984401" table:style-name="ce1">
            <text:p>181.6957478</text:p>
          </table:table-cell>
          <table:table-cell table:number-columns-repeated="16383"/>
        </table:table-row>
        <table:table-row table:style-name="ro1">
          <table:table-cell office:value-type="float" office:value="187.25991778746399" table:style-name="ce1">
            <text:p>187.2599178</text:p>
          </table:table-cell>
          <table:table-cell table:number-columns-repeated="16383"/>
        </table:table-row>
        <table:table-row table:style-name="ro1">
          <table:table-cell office:value-type="float" office:value="193.999482131094" table:style-name="ce1">
            <text:p>193.9994821</text:p>
          </table:table-cell>
          <table:table-cell table:number-columns-repeated="16383"/>
        </table:table-row>
        <table:table-row table:style-name="ro1">
          <table:table-cell office:value-type="float" office:value="200.16471422550401" table:style-name="ce1">
            <text:p>200.1647142</text:p>
          </table:table-cell>
          <table:table-cell table:number-columns-repeated="16383"/>
        </table:table-row>
        <table:table-row table:style-name="ro1">
          <table:table-cell office:value-type="float" office:value="204.60326209870601" table:style-name="ce1">
            <text:p>204.6032621</text:p>
          </table:table-cell>
          <table:table-cell table:number-columns-repeated="16383"/>
        </table:table-row>
        <table:table-row table:style-name="ro1">
          <table:table-cell office:value-type="float" office:value="206.847272246698" table:style-name="ce1">
            <text:p>206.8472722</text:p>
          </table:table-cell>
          <table:table-cell table:number-columns-repeated="16383"/>
        </table:table-row>
        <table:table-row table:style-name="ro1">
          <table:table-cell office:value-type="float" office:value="207.02225899384601" table:style-name="ce1">
            <text:p>207.022259</text:p>
          </table:table-cell>
          <table:table-cell table:number-columns-repeated="16383"/>
        </table:table-row>
        <table:table-row table:style-name="ro1">
          <table:table-cell office:value-type="float" office:value="205.65877903894901" table:style-name="ce1">
            <text:p>205.658779</text:p>
          </table:table-cell>
          <table:table-cell table:number-columns-repeated="16383"/>
        </table:table-row>
        <table:table-row table:style-name="ro1">
          <table:table-cell office:value-type="float" office:value="203.46824936945001" table:style-name="ce1">
            <text:p>203.4682494</text:p>
          </table:table-cell>
          <table:table-cell table:number-columns-repeated="16383"/>
        </table:table-row>
        <table:table-row table:style-name="ro1">
          <table:table-cell office:value-type="float" office:value="201.142518704346" table:style-name="ce1">
            <text:p>201.1425187</text:p>
          </table:table-cell>
          <table:table-cell table:number-columns-repeated="16383"/>
        </table:table-row>
        <table:table-row table:style-name="ro1">
          <table:table-cell office:value-type="float" office:value="199.21231192615099" table:style-name="ce1">
            <text:p>199.2123119</text:p>
          </table:table-cell>
          <table:table-cell table:number-columns-repeated="16383"/>
        </table:table-row>
        <table:table-row table:style-name="ro1">
          <table:table-cell office:value-type="float" office:value="197.97881643749699" table:style-name="ce1">
            <text:p>197.9788164</text:p>
          </table:table-cell>
          <table:table-cell table:number-columns-repeated="16383"/>
        </table:table-row>
        <table:table-row table:style-name="ro1">
          <table:table-cell office:value-type="float" office:value="197.51271127732701" table:style-name="ce1">
            <text:p>197.5127113</text:p>
          </table:table-cell>
          <table:table-cell table:number-columns-repeated="16383"/>
        </table:table-row>
        <table:table-row table:style-name="ro1">
          <table:table-cell office:value-type="float" office:value="197.702407183465" table:style-name="ce1">
            <text:p>197.7024072</text:p>
          </table:table-cell>
          <table:table-cell table:number-columns-repeated="16383"/>
        </table:table-row>
        <table:table-row table:style-name="ro1">
          <table:table-cell office:value-type="float" office:value="198.32773184282999" table:style-name="ce1">
            <text:p>198.3277318</text:p>
          </table:table-cell>
          <table:table-cell table:number-columns-repeated="16383"/>
        </table:table-row>
        <table:table-row table:style-name="ro1">
          <table:table-cell office:value-type="float" office:value="199.136450925568" table:style-name="ce1">
            <text:p>199.1364509</text:p>
          </table:table-cell>
          <table:table-cell table:number-columns-repeated="16383"/>
        </table:table-row>
        <table:table-row table:style-name="ro1">
          <table:table-cell office:value-type="float" office:value="199.90660067880199" table:style-name="ce1">
            <text:p>199.9066007</text:p>
          </table:table-cell>
          <table:table-cell table:number-columns-repeated="16383"/>
        </table:table-row>
        <table:table-row table:style-name="ro1">
          <table:table-cell office:value-type="float" office:value="200.48529610127699" table:style-name="ce1">
            <text:p>200.4852961</text:p>
          </table:table-cell>
          <table:table-cell table:number-columns-repeated="16383"/>
        </table:table-row>
        <table:table-row table:style-name="ro1">
          <table:table-cell office:value-type="float" office:value="200.802230365854" table:style-name="ce1">
            <text:p>200.8022304</text:p>
          </table:table-cell>
          <table:table-cell table:number-columns-repeated="16383"/>
        </table:table-row>
        <table:table-row table:style-name="ro1">
          <table:table-cell office:value-type="float" office:value="200.86194358867101" table:style-name="ce1">
            <text:p>200.8619436</text:p>
          </table:table-cell>
          <table:table-cell table:number-columns-repeated="16383"/>
        </table:table-row>
        <table:table-row table:style-name="ro1">
          <table:table-cell office:value-type="float" office:value="200.72232608056899" table:style-name="ce1">
            <text:p>200.7223261</text:p>
          </table:table-cell>
          <table:table-cell table:number-columns-repeated="16383"/>
        </table:table-row>
        <table:table-row table:style-name="ro1">
          <table:table-cell office:value-type="float" office:value="200.46769522000301" table:style-name="ce1">
            <text:p>200.4676952</text:p>
          </table:table-cell>
          <table:table-cell table:number-columns-repeated="16383"/>
        </table:table-row>
        <table:table-row table:style-name="ro1">
          <table:table-cell office:value-type="float" office:value="200.18364905734501" table:style-name="ce1">
            <text:p>200.1836491</text:p>
          </table:table-cell>
          <table:table-cell table:number-columns-repeated="16383"/>
        </table:table-row>
        <table:table-row table:style-name="ro1">
          <table:table-cell office:value-type="float" office:value="199.93854661690901" table:style-name="ce1">
            <text:p>199.9385466</text:p>
          </table:table-cell>
          <table:table-cell table:number-columns-repeated="16383"/>
        </table:table-row>
        <table:table-row table:style-name="ro1">
          <table:table-cell office:value-type="float" office:value="199.773727806864" table:style-name="ce1">
            <text:p>199.7737278</text:p>
          </table:table-cell>
          <table:table-cell table:number-columns-repeated="16383"/>
        </table:table-row>
        <table:table-row table:style-name="ro1">
          <table:table-cell office:value-type="float" office:value="199.70215120865601" table:style-name="ce1">
            <text:p>199.7021512</text:p>
          </table:table-cell>
          <table:table-cell table:number-columns-repeated="16383"/>
        </table:table-row>
        <table:table-row table:style-name="ro1">
          <table:table-cell office:value-type="float" office:value="199.71342956376299" table:style-name="ce1">
            <text:p>199.7134296</text:p>
          </table:table-cell>
          <table:table-cell table:number-columns-repeated="16383"/>
        </table:table-row>
        <table:table-row table:style-name="ro1">
          <table:table-cell office:value-type="float" office:value="199.78243905721399" table:style-name="ce1">
            <text:p>199.7824391</text:p>
          </table:table-cell>
          <table:table-cell table:number-columns-repeated="16383"/>
        </table:table-row>
        <table:table-row table:style-name="ro1">
          <table:table-cell office:value-type="float" office:value="199.87869464396201" table:style-name="ce1">
            <text:p>199.8786946</text:p>
          </table:table-cell>
          <table:table-cell table:number-columns-repeated="16383"/>
        </table:table-row>
        <table:table-row table:style-name="ro1">
          <table:table-cell office:value-type="float" office:value="199.97429133350801" table:style-name="ce1">
            <text:p>199.9742913</text:p>
          </table:table-cell>
          <table:table-cell table:number-columns-repeated="16383"/>
        </table:table-row>
        <table:table-row table:style-name="ro1">
          <table:table-cell office:value-type="float" office:value="200.04911928529901" table:style-name="ce1">
            <text:p>200.0491193</text:p>
          </table:table-cell>
          <table:table-cell table:number-columns-repeated="16383"/>
        </table:table-row>
        <table:table-row table:style-name="ro1">
          <table:table-cell office:value-type="float" office:value="200.09299368728901" table:style-name="ce1">
            <text:p>200.0929937</text:p>
          </table:table-cell>
          <table:table-cell table:number-columns-repeated="16383"/>
        </table:table-row>
        <table:table-row table:style-name="ro1">
          <table:table-cell office:value-type="float" office:value="200.10509372743601" table:style-name="ce1">
            <text:p>200.1050937</text:p>
          </table:table-cell>
          <table:table-cell table:number-columns-repeated="16383"/>
        </table:table-row>
        <table:table-row table:style-name="ro1">
          <table:table-cell office:value-type="float" office:value="200.09156794586099" table:style-name="ce1">
            <text:p>200.0915679</text:p>
          </table:table-cell>
          <table:table-cell table:number-columns-repeated="16383"/>
        </table:table-row>
        <table:table-row table:style-name="ro1">
          <table:table-cell office:value-type="float" office:value="200.062317261516" table:style-name="ce1">
            <text:p>200.0623173</text:p>
          </table:table-cell>
          <table:table-cell table:number-columns-repeated="16383"/>
        </table:table-row>
        <table:table-row table:style-name="ro1">
          <table:table-cell office:value-type="float" office:value="200.02786407485101" table:style-name="ce1">
            <text:p>200.0278641</text:p>
          </table:table-cell>
          <table:table-cell table:number-columns-repeated="16383"/>
        </table:table-row>
        <table:table-row table:style-name="ro1">
          <table:table-cell office:value-type="float" office:value="199.996948372427" table:style-name="ce1">
            <text:p>199.9969484</text:p>
          </table:table-cell>
          <table:table-cell table:number-columns-repeated="16383"/>
        </table:table-row>
        <table:table-row table:style-name="ro1">
          <table:table-cell office:value-type="float" office:value="199.97516162372901" table:style-name="ce1">
            <text:p>199.9751616</text:p>
          </table:table-cell>
          <table:table-cell table:number-columns-repeated="16383"/>
        </table:table-row>
        <table:table-row table:style-name="ro1">
          <table:table-cell office:value-type="float" office:value="199.964623726404" table:style-name="ce1">
            <text:p>199.9646237</text:p>
          </table:table-cell>
          <table:table-cell table:number-columns-repeated="16383"/>
        </table:table-row>
        <table:table-row table:style-name="ro1">
          <table:table-cell office:value-type="float" office:value="199.964485424944" table:style-name="ce1">
            <text:p>199.9644854</text:p>
          </table:table-cell>
          <table:table-cell table:number-columns-repeated="16383"/>
        </table:table-row>
        <table:table-row table:style-name="ro1">
          <table:table-cell office:value-type="float" office:value="199.971923107679" table:style-name="ce1">
            <text:p>199.9719231</text:p>
          </table:table-cell>
          <table:table-cell table:number-columns-repeated="16383"/>
        </table:table-row>
        <table:table-row table:style-name="ro1">
          <table:table-cell office:value-type="float" office:value="199.98327975803099" table:style-name="ce1">
            <text:p>199.9832798</text:p>
          </table:table-cell>
          <table:table-cell table:number-columns-repeated="16383"/>
        </table:table-row>
        <table:table-row table:style-name="ro1">
          <table:table-cell office:value-type="float" office:value="199.99506979558299" table:style-name="ce1">
            <text:p>199.9950698</text:p>
          </table:table-cell>
          <table:table-cell table:number-columns-repeated="16383"/>
        </table:table-row>
        <table:table-row table:style-name="ro1">
          <table:table-cell office:value-type="float" office:value="200.004671867035" table:style-name="ce1">
            <text:p>200.0046719</text:p>
          </table:table-cell>
          <table:table-cell table:number-columns-repeated="16383"/>
        </table:table-row>
        <table:table-row table:style-name="ro1">
          <table:table-cell office:value-type="float" office:value="200.01064814677099" table:style-name="ce1">
            <text:p>200.0106481</text:p>
          </table:table-cell>
          <table:table-cell table:number-columns-repeated="16383"/>
        </table:table-row>
        <table:table-row table:style-name="ro1">
          <table:table-cell office:value-type="float" office:value="200.012724836069" table:style-name="ce1">
            <text:p>200.0127248</text:p>
          </table:table-cell>
          <table:table-cell table:number-columns-repeated="16383"/>
        </table:table-row>
        <table:table-row table:style-name="ro1">
          <table:table-cell office:value-type="float" office:value="200.01153094488899" table:style-name="ce1">
            <text:p>200.0115309</text:p>
          </table:table-cell>
          <table:table-cell table:number-columns-repeated="16383"/>
        </table:table-row>
        <table:table-row table:style-name="ro1">
          <table:table-cell office:value-type="float" office:value="200.00821711173899" table:style-name="ce1">
            <text:p>200.0082171</text:p>
          </table:table-cell>
          <table:table-cell table:number-columns-repeated="16383"/>
        </table:table-row>
        <table:table-row table:style-name="ro1">
          <table:table-cell office:value-type="float" office:value="200.00406827760401" table:style-name="ce1">
            <text:p>200.0040683</text:p>
          </table:table-cell>
          <table:table-cell table:number-columns-repeated="16383"/>
        </table:table-row>
        <table:table-row table:style-name="ro1">
          <table:table-cell office:value-type="float" office:value="200.00019411072401" table:style-name="ce1">
            <text:p>200.0001941</text:p>
          </table:table-cell>
          <table:table-cell table:number-columns-repeated="16383"/>
        </table:table-row>
        <table:table-row table:style-name="ro1">
          <table:table-cell office:value-type="float" office:value="199.997341560514" table:style-name="ce1">
            <text:p>199.9973416</text:p>
          </table:table-cell>
          <table:table-cell table:number-columns-repeated="16383"/>
        </table:table-row>
        <table:table-row table:style-name="ro1">
          <table:table-cell office:value-type="float" office:value="199.995835822212" table:style-name="ce1">
            <text:p>199.9958358</text:p>
          </table:table-cell>
          <table:table-cell table:number-columns-repeated="16383"/>
        </table:table-row>
        <table:table-row table:style-name="ro1">
          <table:table-cell office:value-type="float" office:value="199.99562701516399" table:style-name="ce1">
            <text:p>199.995627</text:p>
          </table:table-cell>
          <table:table-cell table:number-columns-repeated="16383"/>
        </table:table-row>
        <table:table-row table:style-name="ro1">
          <table:table-cell office:value-type="float" office:value="199.99640366630601" table:style-name="ce1">
            <text:p>199.9964037</text:p>
          </table:table-cell>
          <table:table-cell table:number-columns-repeated="16383"/>
        </table:table-row>
        <table:table-row table:style-name="ro1">
          <table:table-cell office:value-type="float" office:value="199.997730584756" table:style-name="ce1">
            <text:p>199.9977306</text:p>
          </table:table-cell>
          <table:table-cell table:number-columns-repeated="16383"/>
        </table:table-row>
        <table:table-row table:style-name="ro1">
          <table:table-cell office:value-type="float" office:value="199.99917517205199" table:style-name="ce1">
            <text:p>199.9991752</text:p>
          </table:table-cell>
          <table:table-cell table:number-columns-repeated="16383"/>
        </table:table-row>
        <table:table-row table:style-name="ro1">
          <table:table-cell office:value-type="float" office:value="200.00039853089001" table:style-name="ce1">
            <text:p>200.0003985</text:p>
          </table:table-cell>
          <table:table-cell table:number-columns-repeated="16383"/>
        </table:table-row>
        <table:table-row table:style-name="ro1">
          <table:table-cell office:value-type="float" office:value="200.00120169134701" table:style-name="ce1">
            <text:p>200.0012017</text:p>
          </table:table-cell>
          <table:table-cell table:number-columns-repeated="16383"/>
        </table:table-row>
        <table:table-row table:style-name="ro1">
          <table:table-cell office:value-type="float" office:value="200.00152945577699" table:style-name="ce1">
            <text:p>200.0015295</text:p>
          </table:table-cell>
          <table:table-cell table:number-columns-repeated="16383"/>
        </table:table-row>
        <table:table-row table:style-name="ro1">
          <table:table-cell office:value-type="float" office:value="200.001442672953" table:style-name="ce1">
            <text:p>200.0014427</text:p>
          </table:table-cell>
          <table:table-cell table:number-columns-repeated="16383"/>
        </table:table-row>
        <table:table-row table:style-name="ro1">
          <table:table-cell office:value-type="float" office:value="200.00107348726701" table:style-name="ce1">
            <text:p>200.0010735</text:p>
          </table:table-cell>
          <table:table-cell table:number-columns-repeated="16383"/>
        </table:table-row>
        <table:table-row table:style-name="ro1">
          <table:table-cell office:value-type="float" office:value="200.000577731965" table:style-name="ce1">
            <text:p>200.0005777</text:p>
          </table:table-cell>
          <table:table-cell table:number-columns-repeated="16383"/>
        </table:table-row>
        <table:table-row table:style-name="ro1">
          <table:table-cell office:value-type="float" office:value="200.00009535454899" table:style-name="ce1">
            <text:p>200.0000954</text:p>
          </table:table-cell>
          <table:table-cell table:number-columns-repeated="16383"/>
        </table:table-row>
        <table:table-row table:style-name="ro1">
          <table:table-cell office:value-type="float" office:value="199.99972507062699" table:style-name="ce1">
            <text:p>199.9997251</text:p>
          </table:table-cell>
          <table:table-cell table:number-columns-repeated="16383"/>
        </table:table-row>
        <table:table-row table:style-name="ro1">
          <table:table-cell office:value-type="float" office:value="199.99951472264601" table:style-name="ce1">
            <text:p>199.9995147</text:p>
          </table:table-cell>
          <table:table-cell table:number-columns-repeated="16383"/>
        </table:table-row>
        <table:table-row table:style-name="ro1">
          <table:table-cell office:value-type="float" office:value="199.99946508148301" table:style-name="ce1">
            <text:p>199.9994651</text:p>
          </table:table-cell>
          <table:table-cell table:number-columns-repeated="16383"/>
        </table:table-row>
        <table:table-row table:style-name="ro1">
          <table:table-cell office:value-type="float" office:value="199.999542596178" table:style-name="ce1">
            <text:p>199.9995426</text:p>
          </table:table-cell>
          <table:table-cell table:number-columns-repeated="16383"/>
        </table:table-row>
        <table:table-row table:style-name="ro1">
          <table:table-cell office:value-type="float" office:value="199.99969593085399" table:style-name="ce1">
            <text:p>199.9996959</text:p>
          </table:table-cell>
          <table:table-cell table:number-columns-repeated="16383"/>
        </table:table-row>
        <table:table-row table:style-name="ro1">
          <table:table-cell office:value-type="float" office:value="199.99987173987699" table:style-name="ce1">
            <text:p>199.9998717</text:p>
          </table:table-cell>
          <table:table-cell table:number-columns-repeated="16383"/>
        </table:table-row>
        <table:table-row table:style-name="ro1">
          <table:table-cell office:value-type="float" office:value="200.00002654192599" table:style-name="ce1">
            <text:p>200.0000265</text:p>
          </table:table-cell>
          <table:table-cell table:number-columns-repeated="16383"/>
        </table:table-row>
        <table:table-row table:style-name="ro1">
          <table:table-cell office:value-type="float" office:value="200.000133242874" table:style-name="ce1">
            <text:p>200.0001332</text:p>
          </table:table-cell>
          <table:table-cell table:number-columns-repeated="16383"/>
        </table:table-row>
        <table:table-row table:style-name="ro1">
          <table:table-cell office:value-type="float" office:value="200.00018239100601" table:style-name="ce1">
            <text:p>200.0001824</text:p>
          </table:table-cell>
          <table:table-cell table:number-columns-repeated="16383"/>
        </table:table-row>
        <table:table-row table:style-name="ro1">
          <table:table-cell office:value-type="float" office:value="200.000179343242" table:style-name="ce1">
            <text:p>200.0001793</text:p>
          </table:table-cell>
          <table:table-cell table:number-columns-repeated="16383"/>
        </table:table-row>
        <table:table-row table:style-name="ro1">
          <table:table-cell office:value-type="float" office:value="200.00013906560301" table:style-name="ce1">
            <text:p>200.0001391</text:p>
          </table:table-cell>
          <table:table-cell table:number-columns-repeated="16383"/>
        </table:table-row>
        <table:table-row table:style-name="ro1">
          <table:table-cell office:value-type="float" office:value="200.00008032053699" table:style-name="ce1">
            <text:p>200.0000803</text:p>
          </table:table-cell>
          <table:table-cell table:number-columns-repeated="16383"/>
        </table:table-row>
        <table:table-row table:style-name="ro1">
          <table:table-cell office:value-type="float" office:value="200.00002064305801" table:style-name="ce1">
            <text:p>200.0000206</text:p>
          </table:table-cell>
          <table:table-cell table:number-columns-repeated="16383"/>
        </table:table-row>
        <table:table-row table:style-name="ro1">
          <table:table-cell office:value-type="float" office:value="199.999972955629" table:style-name="ce1">
            <text:p>199.999973</text:p>
          </table:table-cell>
          <table:table-cell table:number-columns-repeated="16383"/>
        </table:table-row>
        <table:table-row table:style-name="ro1">
          <table:table-cell office:value-type="float" office:value="199.99994409072499" table:style-name="ce1">
            <text:p>199.9999441</text:p>
          </table:table-cell>
          <table:table-cell table:number-columns-repeated="16383"/>
        </table:table-row>
        <table:table-row table:style-name="ro1">
          <table:table-cell office:value-type="float" office:value="199.999935011318" table:style-name="ce1">
            <text:p>199.999935</text:p>
          </table:table-cell>
          <table:table-cell table:number-columns-repeated="16383"/>
        </table:table-row>
        <table:table-row table:style-name="ro1">
          <table:table-cell office:value-type="float" office:value="199.999942216688" table:style-name="ce1">
            <text:p>199.9999422</text:p>
          </table:table-cell>
          <table:table-cell table:number-columns-repeated="16383"/>
        </table:table-row>
        <table:table-row table:style-name="ro1">
          <table:table-cell office:value-type="float" office:value="199.999959710007" table:style-name="ce1">
            <text:p>199.9999597</text:p>
          </table:table-cell>
          <table:table-cell table:number-columns-repeated="16383"/>
        </table:table-row>
        <table:table-row table:style-name="ro1">
          <table:table-cell office:value-type="float" office:value="199.99998095594401" table:style-name="ce1">
            <text:p>199.999981</text:p>
          </table:table-cell>
          <table:table-cell table:number-columns-repeated="16383"/>
        </table:table-row>
        <table:table-row table:style-name="ro1">
          <table:table-cell office:value-type="float" office:value="200.00000041553099" table:style-name="ce1">
            <text:p>200.0000004</text:p>
          </table:table-cell>
          <table:table-cell table:number-columns-repeated="16383"/>
        </table:table-row>
        <table:table-row table:style-name="ro1">
          <table:table-cell office:value-type="float" office:value="200.000014448488" table:style-name="ce1">
            <text:p>200.0000144</text:p>
          </table:table-cell>
          <table:table-cell table:number-columns-repeated="16383"/>
        </table:table-row>
        <table:table-row table:style-name="ro1">
          <table:table-cell office:value-type="float" office:value="200.000021565" table:style-name="ce1">
            <text:p>200.0000216</text:p>
          </table:table-cell>
          <table:table-cell table:number-columns-repeated="16383"/>
        </table:table-row>
        <table:table-row table:style-name="ro1">
          <table:table-cell office:value-type="float" office:value="200.000022151992" table:style-name="ce1">
            <text:p>200.0000222</text:p>
          </table:table-cell>
          <table:table-cell table:number-columns-repeated="16383"/>
        </table:table-row>
        <table:table-row table:style-name="ro1">
          <table:table-cell office:value-type="float" office:value="200.00001787614499" table:style-name="ce1">
            <text:p>200.0000179</text:p>
          </table:table-cell>
          <table:table-cell table:number-columns-repeated="16383"/>
        </table:table-row>
        <table:table-row table:style-name="ro1">
          <table:table-cell office:value-type="float" office:value="200.00001097905999" table:style-name="ce1">
            <text:p>200.000011</text:p>
          </table:table-cell>
          <table:table-cell table:number-columns-repeated="16383"/>
        </table:table-row>
        <table:table-row table:style-name="ro1">
          <table:table-cell office:value-type="float" office:value="200.00000364375401" table:style-name="ce1">
            <text:p>200.0000036</text:p>
          </table:table-cell>
          <table:table-cell table:number-columns-repeated="16383"/>
        </table:table-row>
        <table:table-row table:style-name="ro1">
          <table:table-cell office:value-type="float" office:value="199.99999754737999" table:style-name="ce1">
            <text:p>199.9999975</text:p>
          </table:table-cell>
          <table:table-cell table:number-columns-repeated="16383"/>
        </table:table-row>
        <table:table-row table:style-name="ro1">
          <table:table-cell office:value-type="float" office:value="199.99999364402399" table:style-name="ce1">
            <text:p>199.9999936</text:p>
          </table:table-cell>
          <table:table-cell table:number-columns-repeated="16383"/>
        </table:table-row>
        <table:table-row table:style-name="ro1">
          <table:table-cell office:value-type="float" office:value="199.99999216056301" table:style-name="ce1">
            <text:p>199.9999922</text:p>
          </table:table-cell>
          <table:table-cell table:number-columns-repeated="16383"/>
        </table:table-row>
        <table:table-row table:style-name="ro1">
          <table:table-cell office:value-type="float" office:value="199.999992748003" table:style-name="ce1">
            <text:p>199.9999927</text:p>
          </table:table-cell>
          <table:table-cell table:number-columns-repeated="16383"/>
        </table:table-row>
        <table:table-row table:style-name="ro1">
          <table:table-cell office:value-type="float" office:value="199.999994713539" table:style-name="ce1">
            <text:p>199.9999947</text:p>
          </table:table-cell>
          <table:table-cell table:number-columns-repeated="16383"/>
        </table:table-row>
        <table:table-row table:style-name="ro1">
          <table:table-cell office:value-type="float" office:value="199.99999726192399" table:style-name="ce1">
            <text:p>199.9999973</text:p>
          </table:table-cell>
          <table:table-cell table:number-columns-repeated="16383"/>
        </table:table-row>
        <table:table-row table:style-name="ro1">
          <table:table-cell office:value-type="float" office:value="199.999999692362" table:style-name="ce1">
            <text:p>199.9999997</text:p>
          </table:table-cell>
          <table:table-cell table:number-columns-repeated="16383"/>
        </table:table-row>
        <table:table-row table:style-name="ro1">
          <table:table-cell office:value-type="float" office:value="200.00000152134399" table:style-name="ce1">
            <text:p>200.0000015</text:p>
          </table:table-cell>
          <table:table-cell table:number-columns-repeated="16383"/>
        </table:table-row>
        <table:table-row table:style-name="ro1">
          <table:table-cell office:value-type="float" office:value="200.000002525665" table:style-name="ce1">
            <text:p>200.0000025</text:p>
          </table:table-cell>
          <table:table-cell table:number-columns-repeated="16383"/>
        </table:table-row>
        <table:table-row table:style-name="ro1">
          <table:table-cell office:value-type="float" office:value="200.000002718388" table:style-name="ce1">
            <text:p>200.0000027</text:p>
          </table:table-cell>
          <table:table-cell table:number-columns-repeated="16383"/>
        </table:table-row>
        <table:table-row table:style-name="ro1">
          <table:table-cell office:value-type="float" office:value="200.00000228125799" table:style-name="ce1">
            <text:p>200.0000023</text:p>
          </table:table-cell>
          <table:table-cell table:number-columns-repeated="16383"/>
        </table:table-row>
        <table:table-row table:style-name="ro1">
          <table:table-cell office:value-type="float" office:value="200.000001479845" table:style-name="ce1">
            <text:p>200.0000015</text:p>
          </table:table-cell>
          <table:table-cell table:number-columns-repeated="16383"/>
        </table:table-row>
        <table:table-row table:style-name="ro1">
          <table:table-cell office:value-type="float" office:value="200.00000058418701" table:style-name="ce1">
            <text:p>200.0000006</text:p>
          </table:table-cell>
          <table:table-cell table:number-columns-repeated="16383"/>
        </table:table-row>
        <table:table-row table:style-name="ro1">
          <table:table-cell office:value-type="float" office:value="199.99999981024399" table:style-name="ce1">
            <text:p>199.9999998</text:p>
          </table:table-cell>
          <table:table-cell table:number-columns-repeated="16383"/>
        </table:table-row>
        <table:table-row table:style-name="ro1">
          <table:table-cell office:value-type="float" office:value="199.99999928889599" table:style-name="ce1">
            <text:p>199.9999993</text:p>
          </table:table-cell>
          <table:table-cell table:number-columns-repeated="16383"/>
        </table:table-row>
        <table:table-row table:style-name="ro1">
          <table:table-cell office:value-type="float" office:value="199.99999906150501" table:style-name="ce1">
            <text:p>199.9999991</text:p>
          </table:table-cell>
          <table:table-cell table:number-columns-repeated="16383"/>
        </table:table-row>
        <table:table-row table:style-name="ro1">
          <table:table-cell office:value-type="float" office:value="199.999999095693" table:style-name="ce1">
            <text:p>199.9999991</text:p>
          </table:table-cell>
          <table:table-cell table:number-columns-repeated="16383"/>
        </table:table-row>
        <table:table-row table:style-name="ro1">
          <table:table-cell office:value-type="float" office:value="199.99999931244301" table:style-name="ce1">
            <text:p>199.9999993</text:p>
          </table:table-cell>
          <table:table-cell table:number-columns-repeated="16383"/>
        </table:table-row>
        <table:table-row table:style-name="ro1">
          <table:table-cell office:value-type="float" office:value="199.99999961566601" table:style-name="ce1">
            <text:p>199.9999996</text:p>
          </table:table-cell>
          <table:table-cell table:number-columns-repeated="16383"/>
        </table:table-row>
        <table:table-row table:style-name="ro1">
          <table:table-cell office:value-type="float" office:value="199.999999917281" table:style-name="ce1">
            <text:p>199.9999999</text:p>
          </table:table-cell>
          <table:table-cell table:number-columns-repeated="16383"/>
        </table:table-row>
        <table:table-row table:style-name="ro1">
          <table:table-cell office:value-type="float" office:value="200.00000015370901" table:style-name="ce1">
            <text:p>200.0000002</text:p>
          </table:table-cell>
          <table:table-cell table:number-columns-repeated="16383"/>
        </table:table-row>
        <table:table-row table:style-name="ro1">
          <table:table-cell office:value-type="float" office:value="200.000000292652" table:style-name="ce1">
            <text:p>200.0000003</text:p>
          </table:table-cell>
          <table:table-cell table:number-columns-repeated="16383"/>
        </table:table-row>
        <table:table-row table:style-name="ro1">
          <table:table-cell office:value-type="float" office:value="200.000000331362" table:style-name="ce1">
            <text:p>200.0000003</text:p>
          </table:table-cell>
          <table:table-cell table:number-columns-repeated="16383"/>
        </table:table-row>
        <table:table-row table:style-name="ro1">
          <table:table-cell office:value-type="float" office:value="200.000000289121" table:style-name="ce1">
            <text:p>200.0000003</text:p>
          </table:table-cell>
          <table:table-cell table:number-columns-repeated="16383"/>
        </table:table-row>
        <table:table-row table:style-name="ro1">
          <table:table-cell office:value-type="float" office:value="200.000000197101" table:style-name="ce1">
            <text:p>200.0000002</text:p>
          </table:table-cell>
          <table:table-cell table:number-columns-repeated="16383"/>
        </table:table-row>
        <table:table-row table:style-name="ro1">
          <table:table-cell office:value-type="float" office:value="200.00000008849" table:style-name="ce1">
            <text:p>200.0000001</text:p>
          </table:table-cell>
          <table:table-cell table:number-columns-repeated="16383"/>
        </table:table-row>
        <table:table-row table:style-name="ro1">
          <table:table-cell office:value-type="float" office:value="199.999999990893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2200301" table:style-name="ce1">
            <text:p>199.9999999</text:p>
          </table:table-cell>
          <table:table-cell table:number-columns-repeated="16383"/>
        </table:table-row>
        <table:table-row table:style-name="ro1">
          <table:table-cell office:value-type="float" office:value="199.999999888567" table:style-name="ce1">
            <text:p>199.9999999</text:p>
          </table:table-cell>
          <table:table-cell table:number-columns-repeated="16383"/>
        </table:table-row>
        <table:table-row table:style-name="ro1">
          <table:table-cell office:value-type="float" office:value="199.999999887955" table:style-name="ce1">
            <text:p>199.9999999</text:p>
          </table:table-cell>
          <table:table-cell table:number-columns-repeated="16383"/>
        </table:table-row>
        <table:table-row table:style-name="ro1">
          <table:table-cell office:value-type="float" office:value="199.999999911293" table:style-name="ce1">
            <text:p>199.9999999</text:p>
          </table:table-cell>
          <table:table-cell table:number-columns-repeated="16383"/>
        </table:table-row>
        <table:table-row table:style-name="ro1">
          <table:table-cell office:value-type="float" office:value="199.99999994705701" table:style-name="ce1">
            <text:p>199.9999999</text:p>
          </table:table-cell>
          <table:table-cell table:number-columns-repeated="16383"/>
        </table:table-row>
        <table:table-row table:style-name="ro1">
          <table:table-cell office:value-type="float" office:value="199.999999984247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14578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33493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40110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364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2598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12904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678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1661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86888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86207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88641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2818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7373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1237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3778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4820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4552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3393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1831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30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138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8472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8313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8556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038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592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8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418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575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565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43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254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66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14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824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794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817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873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4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00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44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68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7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55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34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11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92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79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74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77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83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90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99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05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07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09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06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05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.000000000001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9801" table:style-name="ce1">
            <text:p>20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99.99999999999699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9801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199.99999999999901" table:style-name="ce1">
            <text:p>20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00" table:style-name="ce1">
            <text:p>200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200.00000000000099" table:style-name="ce1">
            <text:p>200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200" table:style-name="ce1">
            <text:p>200</text:p>
          </table:table-cell>
          <table:table-cell table:number-columns-repeated="16383"/>
        </table:table-row>
        <table:table-row table:number-rows-repeated="11" table:style-name="ro1">
          <table:table-cell office:value-type="float" office:value="200" table:style-name="ce1">
            <text:p>200</text:p>
          </table:table-cell>
          <table:table-cell table:number-columns-repeated="16383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0.8" table:style-name="ce1">
            <text:p>90.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23.56" table:style-name="ce1">
            <text:p>123.56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46.49199999999999" table:style-name="ce1">
            <text:p>146.492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62.5444" table:style-name="ce1">
            <text:p>162.5444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73.78108" table:style-name="ce1">
            <text:p>173.7810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81.64675600000001" table:style-name="ce1">
            <text:p>181.646756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87.15272920000001" table:style-name="ce1">
            <text:p>187.1527292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1.00691044000001" table:style-name="ce1">
            <text:p>191.0069104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3.70483730800001" table:style-name="ce1">
            <text:p>193.7048373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5.5933861156" table:style-name="ce1">
            <text:p>195.5933861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6.91537028092" table:style-name="ce1">
            <text:p>196.9153703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7.840759196644" table:style-name="ce1">
            <text:p>197.8407592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8.48853143765101" table:style-name="ce1">
            <text:p>198.4885314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8.941972006356" table:style-name="ce1">
            <text:p>198.941972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25938040444899" table:style-name="ce1">
            <text:p>199.2593804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48156628311401" table:style-name="ce1">
            <text:p>199.4815663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63709639818001" table:style-name="ce1">
            <text:p>199.6370964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74596747872599" table:style-name="ce1">
            <text:p>199.7459675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822177235108" table:style-name="ce1">
            <text:p>199.8221772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87552406457601" table:style-name="ce1">
            <text:p>199.8755241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1286684520301" table:style-name="ce1">
            <text:p>199.912866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3900679164199" table:style-name="ce1">
            <text:p>199.939006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5730475414899" table:style-name="ce1">
            <text:p>199.957304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7011332790501" table:style-name="ce1">
            <text:p>199.9701133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7907932953299" table:style-name="ce1">
            <text:p>199.9790793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8535553067299" table:style-name="ce1">
            <text:p>199.9853555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8974887147099" table:style-name="ce1">
            <text:p>199.9897489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282421002999" table:style-name="ce1">
            <text:p>199.9928242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4976947021" table:style-name="ce1">
            <text:p>199.9949769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6483862915" table:style-name="ce1">
            <text:p>199.9964839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753870404001" table:style-name="ce1">
            <text:p>199.9975387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8277092828" table:style-name="ce1">
            <text:p>199.9982771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879396498" table:style-name="ce1">
            <text:p>199.998794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9155775486" table:style-name="ce1">
            <text:p>199.999155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940904284" table:style-name="ce1">
            <text:p>199.999409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958632998801" table:style-name="ce1">
            <text:p>199.9995863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9.999710430992" table:style-name="ce1">
            <text:p>199.999710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797301694" table:style-name="ce1">
            <text:p>199.999797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858111186" table:style-name="ce1">
            <text:p>199.999858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0067783" table:style-name="ce1">
            <text:p>199.999900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30474481" table:style-name="ce1">
            <text:p>199.99993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5133213699" table:style-name="ce1">
            <text:p>199.999951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65932496" table:style-name="ce1">
            <text:p>199.999965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76152747" table:style-name="ce1">
            <text:p>199.999976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8330692301" table:style-name="ce1">
            <text:p>199.999983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8831484601" table:style-name="ce1">
            <text:p>199.999988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182039201" table:style-name="ce1">
            <text:p>199.999991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4274275" table:style-name="ce1">
            <text:p>199.999994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599199199" table:style-name="ce1">
            <text:p>199.99999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719439501" table:style-name="ce1">
            <text:p>199.999997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803607599" table:style-name="ce1">
            <text:p>199.99999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8625253" table:style-name="ce1">
            <text:p>199.999998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03767699" table:style-name="ce1">
            <text:p>199.99999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326374" table:style-name="ce1">
            <text:p>199.999999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52846201" table:style-name="ce1">
            <text:p>199.999999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669923" table:style-name="ce1">
            <text:p>199.999999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768946" table:style-name="ce1">
            <text:p>199.999999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838262" table:style-name="ce1">
            <text:p>199.999999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886784" table:style-name="ce1">
            <text:p>199.999999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2074899" table:style-name="ce1">
            <text:p>199.999999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4452401" table:style-name="ce1">
            <text:p>199.999999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61166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72816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8097201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8668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0676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347301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543101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6801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7760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8433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890301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231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463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62401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73701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816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870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09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36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56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68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78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84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8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9301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95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95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9699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99.99999999999801" table:style-name="ce1">
            <text:p>200</text:p>
          </table:table-cell>
          <table:table-cell table:number-columns-repeated="16382"/>
        </table:table-row>
        <table:table-row table:number-rows-repeated="2" table:style-name="ro1">
          <table:table-cell/>
          <table:table-cell office:value-type="float" office:value="199.99999999999901" table:style-name="ce1">
            <text:p>200</text:p>
          </table:table-cell>
          <table:table-cell table:number-columns-repeated="16382"/>
        </table:table-row>
        <table:table-row table:number-rows-repeated="342" table:style-name="ro1">
          <table:table-cell/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number-rows-repeated="10479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牛帥</dc:creator>
    <meta:creation-date>2018-05-11T13:25:51Z</meta:creation-date>
    <dc:date>2018-05-12T10:27:42Z</dc:date>
    <meta:editing-cycles>2</meta:editing-cycles>
    <meta:editing-duration>PT86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3pt" svg:width="453.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A$1:.$A$256" chart:class="chart:line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220:.$B$653" chart:class="chart:line" chart:attached-axis="primary-y" chart:style-name="G0S0">
            <chart:data-point chart:repeated="43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PID制御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A$1:.$A$653" chart:class="chart:line" chart:attached-axis="primary-y" chart:style-name="G0S0">
            <chart:data-point chart:repeated="65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